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Default" office:value-type="string">
            <text:p>Tag</text:p>
          </table:table-cell>
          <table:table-cell/>
          <table:table-cell office:value-type="string">
            <text:p>Unity</text:p>
          </table:table-cell>
          <table:table-cell office:value-type="string">
            <text:p>Blender</text:p>
          </table:table-cell>
          <table:table-cell office:value-type="string">
            <text:p>Atom</text:p>
          </table:table-cell>
          <table:table-cell office:value-type="string">
            <text:p>Monodevelop</text:p>
          </table:table-cell>
          <table:table-cell office:value-type="string">
            <text:p>Textverarbeitung</text:p>
          </table:table-cell>
          <table:table-cell table:number-columns-repeated="2"/>
          <table:table-cell office:value-type="string">
            <text:p>Gesamt</text:p>
          </table:table-cell>
        </table:table-row>
        <table:table-row table:style-name="ro1">
          <table:table-cell/>
          <table:table-cell office:value-type="date" office:date-value="2017-06-30">
            <text:p>30.06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01">
            <text:p>01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02">
            <text:p>02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03">
            <text:p>03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04">
            <text:p>04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05">
            <text:p>05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06">
            <text:p>06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07">
            <text:p>07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08">
            <text:p>08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09">
            <text:p>09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0">
            <text:p>10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1">
            <text:p>11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2">
            <text:p>12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3">
            <text:p>13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4">
            <text:p>14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5">
            <text:p>15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6">
            <text:p>16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7">
            <text:p>17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8">
            <text:p>18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19">
            <text:p>19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0">
            <text:p>20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1">
            <text:p>21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2">
            <text:p>22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3">
            <text:p>23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4">
            <text:p>24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5">
            <text:p>25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6">
            <text:p>26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7">
            <text:p>27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8">
            <text:p>28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29">
            <text:p>29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30">
            <text:p>30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7-31">
            <text:p>31.07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8-01">
            <text:p>01.08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8-02">
            <text:p>02.08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8-03">
            <text:p>03.08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8-04">
            <text:p>04.08.17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7-08-05">
            <text:p>05.08.17</text:p>
          </table:table-cell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.06.2017</text:date>, <text:time>13:19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B</meta:initial-creator>
    <meta:creation-date>2017-06-30T13:17:55.42</meta:creation-date>
    <meta:generator>OpenOffice/4.1.1$Win32 OpenOffice.org_project/411m6$Build-9775</meta:generator>
    <dc:date>2017-06-30T13:19:54.79</dc:date>
    <dc:creator>Philipp B</dc:creator>
    <meta:editing-duration>PT2M</meta:editing-duration>
    <meta:editing-cycles>1</meta:editing-cycles>
    <meta:document-statistic meta:table-count="3" meta:cell-count="44" meta:object-count="0"/>
  </office:meta>
</office:document-meta>
</file>